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1.588cm"/>
    </style:style>
    <style:style style:name="Tabela1.C" style:family="table-column">
      <style:table-column-properties style:column-width="3.704cm"/>
    </style:style>
    <style:style style:name="Tabela1.D" style:family="table-column">
      <style:table-column-properties style:column-width="1.402cm"/>
    </style:style>
    <style:style style:name="Tabela1.E" style:family="table-column">
      <style:table-column-properties style:column-width="3.889cm"/>
    </style:style>
    <style:style style:name="Tabela1.F" style:family="table-column">
      <style:table-column-properties style:column-width="3.12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799cm"/>
    </style:style>
    <style:style style:name="Tabela2.B" style:family="table-column">
      <style:table-column-properties style:column-width="6.701cm"/>
    </style:style>
    <style:style style:name="Tabela2.C" style:family="table-column">
      <style:table-column-properties style:column-width="1.289cm"/>
    </style:style>
    <style:style style:name="Tabela2.D" style:family="table-column">
      <style:table-column-properties style:column-width="7.22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5bb0" officeooo:paragraph-rsid="001c5bb0"/>
    </style:style>
    <style:style style:name="P2" style:family="paragraph" style:parent-style-name="Standard">
      <style:paragraph-properties fo:text-align="start" style:justify-single-word="false"/>
      <style:text-properties officeooo:rsid="001c5bb0" officeooo:paragraph-rsid="001c5bb0"/>
    </style:style>
    <style:style style:name="P3" style:family="paragraph" style:parent-style-name="Standard">
      <style:paragraph-properties fo:text-align="start" style:justify-single-word="false"/>
      <style:text-properties officeooo:rsid="001c5bb0" officeooo:paragraph-rsid="00217b6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5bb0" officeooo:paragraph-rsid="001c5bb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217b69" officeooo:paragraph-rsid="00217b69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1e4b3d" officeooo:paragraph-rsid="001e4b3d"/>
    </style:style>
    <style:style style:name="P8" style:family="paragraph" style:parent-style-name="Table_20_Contents">
      <style:paragraph-properties fo:text-align="start" style:justify-single-word="false"/>
      <style:text-properties officeooo:rsid="001f162b" officeooo:paragraph-rsid="001f162b"/>
    </style:style>
    <style:style style:name="P9" style:family="paragraph" style:parent-style-name="Table_20_Contents">
      <style:paragraph-properties fo:text-align="start" style:justify-single-word="false"/>
      <style:text-properties officeooo:rsid="00217b69" officeooo:paragraph-rsid="00217b69"/>
    </style:style>
    <style:style style:name="P10" style:family="paragraph" style:parent-style-name="Table_20_Contents">
      <style:paragraph-properties fo:text-align="start" style:justify-single-word="false"/>
      <style:text-properties officeooo:rsid="00217b69" officeooo:paragraph-rsid="00233003"/>
    </style:style>
    <style:style style:name="P11" style:family="paragraph" style:parent-style-name="Table_20_Contents">
      <style:paragraph-properties fo:text-align="center" style:justify-single-word="false"/>
      <style:text-properties officeooo:rsid="00217b69" officeooo:paragraph-rsid="00217b69"/>
    </style:style>
    <style:style style:name="P12" style:family="paragraph" style:parent-style-name="Table_20_Contents">
      <style:paragraph-properties fo:text-align="center" style:justify-single-word="false"/>
      <style:text-properties officeooo:rsid="00233003" officeooo:paragraph-rsid="00233003"/>
    </style:style>
    <style:style style:name="P13" style:family="paragraph" style:parent-style-name="Table_20_Contents">
      <style:paragraph-properties fo:text-align="start" style:justify-single-word="false"/>
      <style:text-properties officeooo:rsid="00233003" officeooo:paragraph-rsid="00233003"/>
    </style:style>
    <style:style style:name="T1" style:family="text">
      <style:text-properties officeooo:rsid="001c8fe6"/>
    </style:style>
    <style:style style:name="T2" style:family="text">
      <style:text-properties officeooo:rsid="00233003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ytuł</text:p>
      <text:p text:style-name="P1"/>
      <text:p text:style-name="P2">Krótki opis </text:p>
      <text:p text:style-name="P2"/>
      <text:p text:style-name="P2"/>
      <text:p text:style-name="P2"/>
      <text:p text:style-name="P2">Obraz mapy:</text:p>
      <text:p text:style-name="P2"/>
      <text:p text:style-name="P2"><draw:frame draw:style-name="fr1" draw:name="Obiekt1" text:anchor-type="paragraph" svg:width="19.26cm" svg:height="8.2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iekt2" text:anchor-type="paragraph" svg:x="3.117cm" svg:y="7.715cm" svg:width="11.127cm" svg:height="1.64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5">Opis zadań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1">1</text:p>
          </table:table-cell>
          <table:table-cell table:style-name="Tabela2.A1" office:value-type="string">
            <text:p text:style-name="P9">Karta dostępu do drzwi A</text:p>
          </table:table-cell>
          <table:table-cell table:style-name="Tabela2.A1" office:value-type="string">
            <text:p text:style-name="P12">5</text:p>
          </table:table-cell>
          <table:table-cell table:style-name="Tabela2.D1" office:value-type="string">
            <text:p text:style-name="P10">Security door B</text:p>
          </table:table-cell>
        </table:table-row>
        <table:table-row>
          <table:table-cell table:style-name="Tabela2.A2" office:value-type="string">
            <text:p text:style-name="P11">2</text:p>
          </table:table-cell>
          <table:table-cell table:style-name="Tabela2.A2" office:value-type="string">
            <text:p text:style-name="P9">Security door A</text:p>
          </table:table-cell>
          <table:table-cell table:style-name="Tabela2.A2" table:number-rows-spanned="2" office:value-type="string">
            <text:p text:style-name="P12">6</text:p>
          </table:table-cell>
          <table:table-cell table:style-name="Tabela2.D2" table:number-rows-spanned="2" office:value-type="string">
            <text:p text:style-name="P10">Stacja awaryjnego zasilania <text:span text:style-name="T2">do wyłączonych drzwi C</text:span></text:p>
          </table:table-cell>
        </table:table-row>
        <table:table-row>
          <table:table-cell table:style-name="Tabela2.A2" office:value-type="string">
            <text:p text:style-name="P11">3</text:p>
          </table:table-cell>
          <table:table-cell table:style-name="Tabela2.A2" office:value-type="string">
            <text:p text:style-name="P9">Karta dostępu do drzwi B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2">4</text:p>
          </table:table-cell>
          <table:table-cell table:style-name="Tabela2.A2" office:value-type="string">
            <text:p text:style-name="P10">Wyczerpane ogniwo</text:p>
          </table:table-cell>
          <table:table-cell table:style-name="Tabela2.A2" office:value-type="string">
            <text:p text:style-name="P12">7</text:p>
          </table:table-cell>
          <table:table-cell table:style-name="Tabela2.D2" office:value-type="string">
            <text:p text:style-name="P13">Drzwi bez zasilania C</text:p>
          </table:table-cell>
        </table:table-row>
      </table:table>
      <text:p text:style-name="P3"/>
      <text:p text:style-name="P2">Wykaz <text:span text:style-name="T1">potrzebnych mapchunków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7">Med_4x2</text:p>
          </table:table-cell>
          <table:table-cell table:style-name="Tabela1.A1" office:value-type="string">
            <text:p text:style-name="P7">4</text:p>
          </table:table-cell>
          <table:table-cell table:style-name="Tabela1.A1" office:value-type="string">
            <text:p text:style-name="P7">Med_xer_8x9</text:p>
          </table:table-cell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7">Med_conector_2x1</text:p>
          </table:table-cell>
          <table:table-cell table:style-name="Tabela1.F1" office:value-type="string">
            <text:p text:style-name="P8">12</text:p>
          </table:table-cell>
        </table:table-row>
        <table:table-row>
          <table:table-cell table:style-name="Tabela1.A2" office:value-type="string">
            <text:p text:style-name="P7">Med_4x3</text:p>
          </table:table-cell>
          <table:table-cell table:style-name="Tabela1.A2" office:value-type="string">
            <text:p text:style-name="P7">8</text:p>
          </table:table-cell>
          <table:table-cell table:style-name="Tabela1.A2" office:value-type="string">
            <text:p text:style-name="P7">Med_4x4</text:p>
          </table:table-cell>
          <table:table-cell table:style-name="Tabela1.A2" office:value-type="string">
            <text:p text:style-name="P7">1</text:p>
          </table:table-cell>
          <table:table-cell table:style-name="Tabela1.A2" office:value-type="string">
            <text:p text:style-name="P7">Door_1</text:p>
          </table:table-cell>
          <table:table-cell table:style-name="Tabela1.F2" office:value-type="string">
            <text:p text:style-name="P8">8</text:p>
          </table:table-cell>
        </table:table-row>
        <table:table-row>
          <table:table-cell table:style-name="Tabela1.A2" office:value-type="string">
            <text:p text:style-name="P7">Med_12x2</text:p>
          </table:table-cell>
          <table:table-cell table:style-name="Tabela1.A2" office:value-type="string">
            <text:p text:style-name="P7">6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7">Door_2</text:p>
          </table:table-cell>
          <table:table-cell table:style-name="Tabela1.F2" office:value-type="string">
            <text:p text:style-name="P8">10</text:p>
          </table:table-cell>
        </table:table-row>
        <table:table-row>
          <table:table-cell table:style-name="Tabela1.A2" office:value-type="string">
            <text:p text:style-name="P7">Med_6x4</text:p>
          </table:table-cell>
          <table:table-cell table:style-name="Tabela1.A2" office:value-type="string">
            <text:p text:style-name="P7">8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8">Hole_2</text:p>
          </table:table-cell>
          <table:table-cell table:style-name="Tabela1.F2" office:value-type="string">
            <text:p text:style-name="P8">2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1:52:23.631000000</meta:creation-date>
    <dc:date>2017-11-20T23:04:51.605000000</dc:date>
    <meta:editing-duration>PT9M13S</meta:editing-duration>
    <meta:editing-cycles>2</meta:editing-cycles>
    <meta:generator>LibreOffice/5.3.1.2$Windows_X86_64 LibreOffice_project/e80a0e0fd1875e1696614d24c32df0f95f03deb2</meta:generator>
    <meta:document-statistic meta:table-count="2" meta:image-count="0" meta:object-count="2" meta:page-count="1" meta:paragraph-count="39" meta:word-count="66" meta:character-count="334" meta:non-whitespace-character-count="3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ff0000" fo:border="0.06pt solid #0000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ffff00" fo:border="0.06pt solid #000000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0000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00ffff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23ff23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0000ff" fo:border="0.06pt solid #000000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ff00ff" fo:border="0.06pt solid #000000"/>
      <style:text-properties fo:font-size="10.5pt" style:font-size-asian="10.5pt" style:font-size-complex="10.5pt"/>
    </style:style>
    <style:style style:name="ce7" style:family="table-cell" style:parent-style-name="Default">
      <style:table-cell-properties fo:background-color="#808080" fo:border="0.06pt solid #000000"/>
      <style:text-properties fo:font-size="10.5pt" style:font-size-asian="10.5pt" style:font-size-complex="10.5pt"/>
    </style:style>
    <style:style style:name="ce8" style:family="table-cell" style:parent-style-name="Default">
      <style:table-cell-properties fo:background-color="#23ff23"/>
      <style:text-properties fo:font-size="10.5pt" style:font-size-asian="10.5pt" style:font-size-complex="10.5pt"/>
    </style:style>
    <style:style style:name="ce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00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00ffff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ackground-color="#23ff23"/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fo:background-color="#0000ff" fo:border="0.06pt solid #000000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ff00ff" fo:border="0.06pt solid #0000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808080" fo:border="0.06pt solid #000000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23ff23"/>
      <style:text-properties fo:font-size="10.5pt" style:font-size-asian="10.5pt" style:font-size-complex="10.5pt"/>
    </style:style>
    <style:style style:name="ce3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fo:background-color="#ff0000" fo:border="0.06pt solid #000000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ffff00" fo:border="0.06pt solid #000000"/>
      <style:text-properties fo:font-size="10.5pt" style:font-size-asian="10.5pt" style:font-size-complex="10.5pt"/>
    </style:style>
  </office:automatic-styles>
  <office:body>
    <office:spreadsheet>
      <table:table table:name="Mapy_2" table:style-name="ta1">
        <table:table-column table:style-name="co1" table:number-columns-repeated="3" table:default-cell-style-name="Default"/>
        <table:table-column table:style-name="co2" table:number-columns-repeated="58" table:default-cell-style-name="Default"/>
        <table:table-row table:style-name="ro1" table:number-rows-repeated="29">
          <table:table-cell table:number-columns-repeated="61"/>
        </table:table-row>
        <table:table-row table:style-name="ro2">
          <table:table-cell table:number-columns-repeated="3"/>
          <table:table-cell table:style-name="ce23" table:number-columns-repeated="13"/>
          <table:table-cell table:style-name="ce24" table:number-columns-repeated="6"/>
          <table:table-cell table:style-name="ce23" table:number-columns-repeated="21"/>
          <table:table-cell table:style-name="ce24" table:number-columns-repeated="6"/>
          <table:table-cell table:style-name="ce23" table:number-columns-repeated="12"/>
        </table:table-row>
        <table:table-row table:style-name="ro2">
          <table:table-cell table:number-columns-repeated="3"/>
          <table:table-cell table:style-name="ce23" table:number-columns-repeated="13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21"/>
          <table:table-cell table:style-name="ce24"/>
          <table:table-cell table:style-name="ce23" table:number-columns-repeated="4"/>
          <table:table-cell table:style-name="ce24" table:number-columns-repeated="13"/>
        </table:table-row>
        <table:table-row table:style-name="ro2">
          <table:table-cell table:number-columns-repeated="3"/>
          <table:table-cell table:style-name="ce23" table:number-columns-repeated="9"/>
          <table:table-cell table:style-name="ce24" table:number-columns-repeated="5"/>
          <table:table-cell table:style-name="ce23" table:number-columns-repeated="4"/>
          <table:table-cell table:style-name="ce24"/>
          <table:table-cell table:style-name="ce23" table:number-columns-repeated="21"/>
          <table:table-cell table:style-name="ce24"/>
          <table:table-cell table:style-name="ce23" table:number-columns-repeated="4"/>
          <table:table-cell table:style-name="ce28"/>
          <table:table-cell table:style-name="ce23" table:number-columns-repeated="4"/>
          <table:table-cell table:style-name="ce27"/>
          <table:table-cell table:style-name="ce23" table:number-columns-repeated="5"/>
          <table:table-cell table:style-name="ce26" office:value-type="string" calcext:value-type="string">
            <text:p>P</text:p>
          </table:table-cell>
          <table:table-cell table:style-name="ce24"/>
        </table:table-row>
        <table:table-row table:style-name="ro2">
          <table:table-cell table:number-columns-repeated="3"/>
          <table:table-cell table:style-name="ce24" table:number-columns-repeated="6"/>
          <table:table-cell table:style-name="ce23" table:number-columns-repeated="3"/>
          <table:table-cell table:style-name="ce24"/>
          <table:table-cell table:style-name="ce26" office:value-type="string" calcext:value-type="string">
            <text:p>B</text:p>
          </table:table-cell>
          <table:table-cell table:style-name="ce23" table:number-columns-repeated="2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21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3"/>
          <table:table-cell table:style-name="ce25" office:value-type="float" office:value="2" calcext:value-type="float">
            <text:p>2</text:p>
          </table:table-cell>
          <table:table-cell table:style-name="ce27"/>
          <table:table-cell table:style-name="ce23" table:number-columns-repeated="6"/>
          <table:table-cell table:style-name="ce24"/>
        </table:table-row>
        <table:table-row table:style-name="ro2">
          <table:table-cell table:number-columns-repeated="3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9"/>
          <table:table-cell table:style-name="ce23" table:number-columns-repeated="4"/>
          <table:table-cell table:style-name="ce24"/>
          <table:table-cell table:style-name="ce23" table:number-columns-repeated="21"/>
          <table:table-cell table:style-name="ce24" table:number-columns-repeated="3"/>
          <table:table-cell table:style-name="ce33" table:number-columns-repeated="2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6"/>
          <table:table-cell table:style-name="ce24"/>
        </table:table-row>
        <table:table-row table:style-name="ro2">
          <table:table-cell table:number-columns-repeated="3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9"/>
          <table:table-cell table:style-name="ce23" table:number-columns-repeated="4"/>
          <table:table-cell table:style-name="ce24" table:number-columns-repeated="23"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2"/>
          <table:table-cell table:style-name="ce26" office:value-type="string" calcext:value-type="string">
            <text:p>S</text:p>
          </table:table-cell>
          <table:table-cell table:style-name="ce23"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4"/>
          <table:table-cell table:style-name="ce24"/>
          <table:table-cell table:style-name="ce32" table:number-columns-repeated="2"/>
          <table:table-cell table:style-name="ce26" office:value-type="string" calcext:value-type="string">
            <text:p>R</text:p>
          </table:table-cell>
          <table:table-cell table:style-name="ce23" table:number-columns-repeated="5"/>
          <table:table-cell table:style-name="ce29"/>
          <table:table-cell table:style-name="ce23" table:number-columns-repeated="12"/>
          <table:table-cell table:style-name="ce29"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24"/>
          <table:table-cell table:style-name="ce28"/>
          <table:table-cell table:style-name="ce24" table:number-columns-repeated="3"/>
          <table:table-cell table:style-name="ce29" table:number-columns-repeated="2"/>
          <table:table-cell table:style-name="ce24"/>
        </table:table-row>
        <table:table-row table:style-name="ro2">
          <table:table-cell table:number-columns-repeated="3"/>
          <table:table-cell table:style-name="ce24"/>
          <table:table-cell table:style-name="ce23" table:number-columns-repeated="4"/>
          <table:table-cell table:style-name="ce24" table:number-columns-repeated="7"/>
          <table:table-cell table:style-name="ce28"/>
          <table:table-cell table:style-name="ce24" table:number-columns-repeated="6"/>
          <table:table-cell table:style-name="ce32"/>
          <table:table-cell table:style-name="ce23" table:number-columns-repeated="7"/>
          <table:table-cell table:style-name="ce29"/>
          <table:table-cell table:style-name="ce23" table:number-columns-repeated="12"/>
          <table:table-cell table:style-name="ce29"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</table:table-row>
        <table:table-row table:style-name="ro2">
          <table:table-cell table:number-columns-repeated="3"/>
          <table:table-cell table:style-name="ce24"/>
          <table:table-cell table:style-name="ce23"/>
          <table:table-cell table:style-name="ce25" office:value-type="float" office:value="1" calcext:value-type="float">
            <text:p>1</text:p>
          </table:table-cell>
          <table:table-cell table:style-name="ce23" table:number-columns-repeated="2"/>
          <table:table-cell table:style-name="ce27"/>
          <table:table-cell table:style-name="ce25" office:value-type="float" office:value="6" calcext:value-type="float">
            <text:p>6</text:p>
          </table:table-cell>
          <table:table-cell table:style-name="ce23" table:number-columns-repeated="11"/>
          <table:table-cell table:style-name="ce27"/>
          <table:table-cell table:style-name="ce23" table:number-columns-repeated="8"/>
          <table:table-cell table:style-name="ce24" table:number-columns-repeated="21"/>
          <table:table-cell table:style-name="ce27" table:number-columns-repeated="2"/>
          <table:table-cell table:style-name="ce24"/>
          <table:table-cell table:style-name="ce23" table:number-columns-repeated="3"/>
          <table:table-cell table:style-name="ce28"/>
          <table:table-cell table:style-name="ce23" table:number-columns-repeated="2"/>
          <table:table-cell table:style-name="ce24"/>
        </table:table-row>
        <table:table-row table:style-name="ro2">
          <table:table-cell table:number-columns-repeated="3"/>
          <table:table-cell table:style-name="ce24"/>
          <table:table-cell table:style-name="ce23" table:number-columns-repeated="4"/>
          <table:table-cell table:style-name="ce27"/>
          <table:table-cell table:style-name="ce23" table:number-columns-repeated="12"/>
          <table:table-cell table:style-name="ce27"/>
          <table:table-cell table:style-name="ce23" table:number-columns-repeated="3"/>
          <table:table-cell table:style-name="ce32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5"/>
          <table:table-cell table:style-name="ce26" office:value-type="string" calcext:value-type="string">
            <text:p>P</text:p>
          </table:table-cell>
          <table:table-cell table:style-name="ce24"/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</table:table-row>
        <table:table-row table:style-name="ro2">
          <table:table-cell table:number-columns-repeated="3"/>
          <table:table-cell table:style-name="ce24" table:number-columns-repeated="7"/>
          <table:table-cell table:style-name="ce29" table:number-columns-repeated="2"/>
          <table:table-cell table:style-name="ce24" table:number-columns-repeated="10"/>
          <table:table-cell table:style-name="ce23" table:number-columns-repeated="3"/>
          <table:table-cell table:style-name="ce32" table:number-columns-repeated="2"/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6" office:value-type="string" calcext:value-type="string">
            <text:p>C</text:p>
          </table:table-cell>
          <table:table-cell table:style-name="ce24"/>
          <table:table-cell table:style-name="ce23" table:number-columns-repeated="6"/>
          <table:table-cell table:style-name="ce24"/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6"/>
          <table:table-cell table:style-name="ce24"/>
          <table:table-cell table:style-name="ce23"/>
          <table:table-cell table:style-name="ce24"/>
          <table:table-cell table:style-name="ce23" table:number-columns-repeated="8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6"/>
          <table:table-cell table:style-name="ce24"/>
          <table:table-cell table:style-name="ce23" table:number-columns-repeated="8"/>
          <table:table-cell table:style-name="ce24"/>
          <table:table-cell table:style-name="ce23"/>
          <table:table-cell table:style-name="ce26" office:value-type="string" calcext:value-type="string">
            <text:p>R</text:p>
          </table:table-cell>
          <table:table-cell table:style-name="ce24" table:number-columns-repeated="5"/>
          <table:table-cell table:style-name="ce27" table:number-columns-repeated="2"/>
          <table:table-cell table:style-name="ce24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ce26" office:value-type="string" calcext:value-type="string">
            <text:p>S</text:p>
          </table:table-cell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ce26" office:value-type="string" calcext:value-type="string">
            <text:p>End</text:p>
          </table:table-cell>
          <table:table-cell table:style-name="ce30"/>
          <table:table-cell table:style-name="ce23" table:number-columns-repeated="2"/>
          <table:table-cell table:style-name="ce24"/>
          <table:table-cell table:style-name="ce23"/>
          <table:table-cell table:style-name="ce24"/>
          <table:table-cell table:style-name="ce32"/>
          <table:table-cell table:style-name="ce23" table:number-columns-repeated="7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6"/>
          <table:table-cell table:style-name="ce24"/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6"/>
          <table:table-cell table:style-name="ce24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6"/>
          <table:table-cell table:style-name="ce24"/>
          <table:table-cell table:style-name="ce23"/>
          <table:table-cell table:style-name="ce24"/>
          <table:table-cell table:style-name="ce32" table:number-columns-repeated="2"/>
          <table:table-cell table:style-name="ce23" table:number-columns-repeated="6"/>
          <table:table-cell table:style-name="ce24"/>
          <table:table-cell table:style-name="ce27" table:number-columns-repeated="2"/>
          <table:table-cell table:style-name="ce24" table:number-columns-repeated="2"/>
          <table:table-cell table:style-name="ce29" table:number-columns-repeated="2"/>
          <table:table-cell table:style-name="ce24" table:number-columns-repeated="14"/>
          <table:table-cell table:style-name="ce29" table:number-columns-repeated="2"/>
          <table:table-cell table:style-name="ce24"/>
          <table:table-cell table:style-name="ce23" table:number-columns-repeated="6"/>
          <table:table-cell table:style-name="ce24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24"/>
          <table:table-cell table:style-name="ce23" table:number-columns-repeated="3"/>
          <table:table-cell table:style-name="ce28"/>
          <table:table-cell table:style-name="ce23" table:number-columns-repeated="2"/>
          <table:table-cell table:style-name="ce24"/>
          <table:table-cell table:style-name="ce23" table:number-columns-repeated="6"/>
          <table:table-cell table:style-name="ce24"/>
          <table:table-cell table:style-name="ce23"/>
          <table:table-cell table:style-name="ce24"/>
          <table:table-cell table:style-name="ce32" table:number-columns-repeated="3"/>
          <table:table-cell table:style-name="ce23" table:number-columns-repeated="5"/>
          <table:table-cell table:style-name="ce24"/>
          <table:table-cell table:style-name="ce23" table:number-columns-repeated="6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"/>
          <table:table-cell table:style-name="ce25" office:value-type="float" office:value="3" calcext:value-type="float">
            <text:p>3</text:p>
          </table:table-cell>
          <table:table-cell table:style-name="ce23"/>
          <table:table-cell table:style-name="ce24"/>
        </table:table-row>
        <table:table-row table:style-name="ro2">
          <table:table-cell table:number-columns-repeated="3"/>
          <table:table-cell table:style-name="ce23"/>
          <table:table-cell table:style-name="ce24" table:number-columns-repeated="6"/>
          <table:table-cell table:style-name="ce29" table:number-columns-repeated="2"/>
          <table:table-cell table:style-name="ce24" table:number-columns-repeated="2"/>
          <table:table-cell table:style-name="ce27" table:number-columns-repeated="2"/>
          <table:table-cell table:style-name="ce24" table:number-columns-repeated="12"/>
          <table:table-cell table:style-name="ce27" table:number-columns-repeated="2"/>
          <table:table-cell table:style-name="ce24"/>
          <table:table-cell table:style-name="ce23" table:number-columns-repeated="6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33"/>
          <table:table-cell table:style-name="ce23"/>
          <table:table-cell table:style-name="ce32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ce24"/>
          <table:table-cell table:style-name="ce26" office:value-type="string" calcext:value-type="string">
            <text:p>M</text:p>
          </table:table-cell>
          <table:table-cell table:style-name="ce23" table:number-columns-repeated="5"/>
          <table:table-cell table:style-name="ce24"/>
        </table:table-row>
        <table:table-row table:style-name="ro2">
          <table:table-cell table:number-columns-repeated="3"/>
          <table:table-cell table:style-name="ce23"/>
          <table:table-cell table:style-name="ce24"/>
          <table:table-cell table:style-name="ce26" office:value-type="string" calcext:value-type="string">
            <text:p>M</text:p>
          </table:table-cell>
          <table:table-cell table:style-name="ce23" table:number-columns-repeated="9"/>
          <table:table-cell table:style-name="ce25" office:value-type="float" office:value="5" calcext:value-type="float">
            <text:p>5</text:p>
          </table:table-cell>
          <table:table-cell table:style-name="ce23"/>
          <table:table-cell table:style-name="ce29"/>
          <table:table-cell table:style-name="ce23" table:number-columns-repeated="12"/>
          <table:table-cell table:style-name="ce27"/>
          <table:table-cell table:style-name="ce23" table:number-columns-repeated="6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33"/>
          <table:table-cell table:style-name="ce23"/>
          <table:table-cell table:style-name="ce32"/>
          <table:table-cell table:style-name="ce25" office:value-type="float" office:value="4" calcext:value-type="float">
            <text:p>4</text:p>
          </table:table-cell>
          <table:table-cell table:style-name="ce23"/>
          <table:table-cell table:style-name="ce24"/>
          <table:table-cell table:style-name="ce23" table:number-columns-repeated="2"/>
          <table:table-cell table:style-name="ce24" table:number-columns-repeated="8"/>
        </table:table-row>
        <table:table-row table:style-name="ro2">
          <table:table-cell table:number-columns-repeated="3"/>
          <table:table-cell table:style-name="ce23"/>
          <table:table-cell table:style-name="ce24"/>
          <table:table-cell table:style-name="ce23" table:number-columns-repeated="12"/>
          <table:table-cell table:style-name="ce29"/>
          <table:table-cell table:style-name="ce23" table:number-columns-repeated="12"/>
          <table:table-cell table:style-name="ce27"/>
          <table:table-cell table:style-name="ce23" table:number-columns-repeated="6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7"/>
        </table:table-row>
        <table:table-row table:style-name="ro2">
          <table:table-cell table:number-columns-repeated="3"/>
          <table:table-cell table:style-name="ce23"/>
          <table:table-cell table:style-name="ce24" table:number-columns-repeated="8"/>
          <table:table-cell table:style-name="ce28"/>
          <table:table-cell table:style-name="ce24" table:number-columns-repeated="15"/>
          <table:table-cell table:style-name="ce29" table:number-columns-repeated="2"/>
          <table:table-cell table:style-name="ce24" table:number-columns-repeated="10"/>
          <table:table-cell table:style-name="ce28"/>
          <table:table-cell table:style-name="ce24" table:number-columns-repeated="2"/>
          <table:table-cell table:style-name="ce28"/>
          <table:table-cell table:style-name="ce24" table:number-columns-repeated="4"/>
          <table:table-cell table:style-name="ce28"/>
          <table:table-cell table:style-name="ce24" table:number-columns-repeated="2"/>
          <table:table-cell table:style-name="ce29" table:number-columns-repeated="2"/>
          <table:table-cell table:style-name="ce24"/>
          <table:table-cell table:style-name="ce23" table:number-columns-repeated="7"/>
        </table:table-row>
        <table:table-row table:style-name="ro2">
          <table:table-cell table:number-columns-repeated="3"/>
          <table:table-cell table:style-name="ce23" table:number-columns-repeated="7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12"/>
          <table:table-cell table:style-name="ce24"/>
          <table:table-cell table:style-name="ce23" table:number-columns-repeated="12"/>
          <table:table-cell table:style-name="ce29"/>
          <table:table-cell table:style-name="ce23" table:number-columns-repeated="6"/>
          <table:table-cell table:style-name="ce27"/>
          <table:table-cell table:style-name="ce23" table:number-columns-repeated="5"/>
          <table:table-cell table:style-name="ce24"/>
          <table:table-cell table:style-name="ce23" table:number-columns-repeated="7"/>
        </table:table-row>
        <table:table-row table:style-name="ro2">
          <table:table-cell table:number-columns-repeated="3"/>
          <table:table-cell table:style-name="ce23" table:number-columns-repeated="7"/>
          <table:table-cell table:style-name="ce24"/>
          <table:table-cell table:style-name="ce23" table:number-columns-repeated="2"/>
          <table:table-cell table:style-name="ce31"/>
          <table:table-cell table:style-name="ce24"/>
          <table:table-cell table:style-name="ce23" table:number-columns-repeated="12"/>
          <table:table-cell table:style-name="ce24"/>
          <table:table-cell table:style-name="ce23" table:number-columns-repeated="12"/>
          <table:table-cell table:style-name="ce29"/>
          <table:table-cell table:style-name="ce23" table:number-columns-repeated="6"/>
          <table:table-cell table:style-name="ce27"/>
          <table:table-cell table:style-name="ce23" table:number-columns-repeated="5"/>
          <table:table-cell table:style-name="ce24"/>
          <table:table-cell table:style-name="ce23" table:number-columns-repeated="7"/>
        </table:table-row>
        <table:table-row table:style-name="ro2">
          <table:table-cell table:number-columns-repeated="3"/>
          <table:table-cell table:style-name="ce23" table:number-columns-repeated="7"/>
          <table:table-cell table:style-name="ce24"/>
          <table:table-cell table:style-name="ce26" office:value-type="string" calcext:value-type="string">
            <text:p>Start</text:p>
          </table:table-cell>
          <table:table-cell table:style-name="ce30"/>
          <table:table-cell table:style-name="ce23"/>
          <table:table-cell table:style-name="ce24"/>
          <table:table-cell table:style-name="ce23" table:number-columns-repeated="12"/>
          <table:table-cell table:style-name="ce24" table:number-columns-repeated="27"/>
          <table:table-cell table:style-name="ce23" table:number-columns-repeated="7"/>
        </table:table-row>
        <table:table-row table:style-name="ro2">
          <table:table-cell table:number-columns-repeated="3"/>
          <table:table-cell table:style-name="ce23" table:number-columns-repeated="7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46"/>
        </table:table-row>
        <table:table-row table:style-name="ro2">
          <table:table-cell table:number-columns-repeated="3"/>
          <table:table-cell table:style-name="ce23" table:number-columns-repeated="7"/>
          <table:table-cell table:style-name="ce24" table:number-columns-repeated="5"/>
          <table:table-cell table:style-name="ce23" table:number-columns-repeated="4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.00.0000</text:date>, <text:time style:data-style-name="N2" text:time-value="22:52:12.88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0.5pt" style:font-size-asian="10.5pt" style:font-size-complex="10.5pt"/>
    </style:style>
    <style:style style:name="ce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table table:name="Mapy_2" table:style-name="ta1">
        <table:table-column table:style-name="co1" table:number-columns-repeated="22" table:default-cell-style-name="Default"/>
        <table:table-column table:style-name="co2" table:number-columns-repeated="21" table:default-cell-style-name="Default"/>
        <table:table-row table:style-name="ro1" table:number-rows-repeated="54">
          <table:table-cell table:number-columns-repeated="43"/>
        </table:table-row>
        <table:table-row table:style-name="ro2">
          <table:table-cell table:number-columns-repeated="22"/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eplicator</text:p>
          </table:table-cell>
          <table:table-cell table:style-name="ce6" table:number-columns-repeated="11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hemical Storage</text:p>
          </table:table-cell>
          <table:table-cell table:style-name="ce6" table:number-columns-repeated="6"/>
        </table:table-row>
        <table:table-row table:style-name="ro2">
          <table:table-cell table:number-columns-repeated="22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io Quantum Reconstrution</text:p>
          </table:table-cell>
          <table:table-cell table:style-name="ce6" table:number-columns-repeated="11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edical Unit</text:p>
          </table:table-cell>
          <table:table-cell table:style-name="ce6" table:number-columns-repeated="6"/>
        </table:table-row>
        <table:table-row table:style-name="ro2">
          <table:table-cell table:number-columns-repeated="22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ower Station</text:p>
          </table:table-cell>
          <table:table-cell table:style-name="ce6" table:number-columns-repeated="11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ecurity Station</text:p>
          </table:table-cell>
          <table:table-cell table:style-name="ce6" table:number-columns-repeated="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.00.0000</text:date>, <text:time style:data-style-name="N2" text:time-value="22:54:01.16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